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0cc7" officeooo:paragraph-rsid="00140cc7"/>
    </style:style>
    <style:style style:name="P2" style:family="paragraph" style:parent-style-name="Title">
      <style:text-properties officeooo:rsid="00140cc7" officeooo:paragraph-rsid="00140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men MAC </text:p>
      <text:p text:style-name="P1">NP-completo: </text:p>
      <text:p text:style-name="P1">NP-duro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3T17:09:34.075015103</meta:creation-date>
    <dc:date>2022-06-13T17:10:18.451712488</dc:date>
    <meta:editing-duration>PT45S</meta:editing-duration>
    <meta:editing-cycles>1</meta:editing-cycles>
    <meta:document-statistic meta:table-count="0" meta:image-count="0" meta:object-count="0" meta:page-count="1" meta:paragraph-count="3" meta:word-count="4" meta:character-count="34" meta:non-whitespace-character-count="30"/>
    <meta:generator>LibreOffice/6.1.5.2$Linux_X86_64 LibreOffice_project/10$Build-2</meta:generator>
  </office:meta>
</office:document-meta>
</file>